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F0000013A701A953E.jpg" manifest:media-type="image/jpeg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objectwithoutfill">
      <style:graphic-properties svg:stroke-width="0.05cm" svg:stroke-color="#000000" draw:marker-start="" draw:marker-start-width="0.28cm" draw:marker-end="Linienspitzen_20_1" draw:marker-end-width="0.2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-color="#cccccc" draw:opacity="50%" draw:opacity-name="" draw:textarea-horizontal-align="justify" draw:textarea-vertical-align="middle" draw:auto-grow-height="false" fo:min-height="0.104cm" fo:min-width="0.208cm" loext:decorative="false"/>
    </style:style>
    <style:style style:name="gr7" style:family="graphic" style:parent-style-name="objectwithoutfill">
      <style:graphic-properties svg:stroke-width="0.03cm" svg:stroke-color="#000000" draw:marker-start-width="0.295cm" draw:marker-end="Linienspitzen_20_2" draw:marker-end-width="0.245cm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cccc" draw:opacity="50%"/>
      <style:paragraph-properties fo:text-align="center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g draw:style-name="gr1">
            <svg:title>TexMaths</svg:title>
            <svg:desc>12§latex§$\vec{v}$§svg§600§TRUE§</svg:desc>
            <draw:g draw:style-name="gr2">
              <draw:path draw:style-name="gr3" draw:text-style-name="P1" draw:layer="layout" svg:width="0.184cm" svg:height="0.082cm" svg:x="7.976cm" svg:y="3.09cm" svg:viewBox="0 0 185 83" svg:d="M148 50c-6 5-19 17-19 24 0 5 4 9 8 9s6-3 8-5c6-6 15-18 33-28 4-1 7-3 7-8s-2-7-6-8c-9-8-13-15-16-24-2-4-3-10-9-10s-8 6-8 8c0 3 3 16 9 26-47 0-94 0-141 0-7 0-14 0-14 8s7 8 14 8c45 0 90 0 134 0z">
                <text:p/>
              </draw:path>
              <draw:path draw:style-name="gr3" draw:text-style-name="P1" draw:layer="layout" svg:width="0.183cm" svg:height="0.189cm" svg:x="7.928cm" svg:y="3.204cm" svg:viewBox="0 0 184 190" svg:d="M184 30c0-23-11-30-19-30-11 0-20 11-20 20 0 6 2 9 7 14 8 8 14 19 14 33 0 18-26 114-75 114-22 0-31-15-31-36 0-24 12-54 25-89 2-7 5-13 5-21 0-19-14-35-35-35-39 0-55 61-55 65s4 4 5 4c5 0 5-1 7-8 12-42 30-51 42-51 3 0 11 0 11 13 0 11-5 21-8 30-18 48-24 67-24 86 0 44 37 51 57 51 70 0 94-139 94-160z">
                <text:p/>
              </draw:path>
            </draw:g>
          </draw:g>
          <draw:line draw:style-name="gr4" draw:text-style-name="P2" draw:layer="layout" svg:x1="7.6cm" svg:y1="3.5cm" svg:x2="8.65cm" svg:y2="3.5cm">
            <text:p/>
          </draw:line>
          <draw:frame draw:style-name="gr5" draw:text-style-name="P3" draw:layer="layout" svg:width="6.07cm" svg:height="5cm" svg:x="8.999cm" svg:y="1.019cm">
            <draw:image xlink:href="Pictures/100000000000017F0000013A701A953E.jpg" xlink:type="simple" xlink:show="embed" xlink:actuate="onLoad" draw:mime-type="image/jpeg">
              <text:p/>
            </draw:image>
          </draw:frame>
          <draw:line draw:style-name="gr4" draw:text-style-name="P2" draw:layer="layout" svg:x1="10.163cm" svg:y1="2.157cm" svg:x2="10.688cm" svg:y2="3.066cm">
            <text:p/>
          </draw:line>
          <draw:line draw:style-name="gr4" draw:text-style-name="P2" draw:layer="layout" svg:x1="13.8cm" svg:y1="2.143cm" svg:x2="13.275cm" svg:y2="3.052cm">
            <text:p/>
          </draw:line>
          <draw:line draw:style-name="gr4" draw:text-style-name="P2" draw:layer="layout" svg:x1="12.039cm" svg:y1="2.05cm" svg:x2="12.039cm" svg:y2="0.5cm">
            <text:p/>
          </draw:line>
          <draw:g draw:style-name="gr1">
            <svg:title>TexMaths</svg:title>
            <svg:desc>12§latex§$\vec{\nabla}p_{s}$§svg§600§TRUE§</svg:desc>
            <draw:g draw:style-name="gr2">
              <draw:path draw:style-name="gr3" draw:text-style-name="P1" draw:layer="layout" svg:width="0.185cm" svg:height="0.082cm" svg:x="9.725cm" svg:y="2.392cm" svg:viewBox="0 0 186 83" svg:d="M148 50c-4 5-19 17-19 24 0 5 4 9 9 9 3 0 6-3 8-5 5-6 14-18 32-28 4-1 8-3 8-8s-3-7-6-8c-9-8-14-15-17-24-1-4-3-10-9-10s-8 6-8 8c0 3 4 16 10 26-47 0-95 0-142 0-7 0-14 0-14 8s7 8 14 8c45 0 90 0 134 0z">
                <text:p/>
              </draw:path>
              <draw:path draw:style-name="gr3" draw:text-style-name="P1" draw:layer="layout" svg:width="0.309cm" svg:height="0.301cm" svg:x="9.63cm" svg:y="2.51cm" svg:viewBox="0 0 310 302" svg:d="M308 10c1-2 2-4 2-6 0-3 0-4-10-4-96 0-193 0-290 0-10 0-10 1-10 4 0 2 1 4 2 6 47 94 95 189 142 283 2 5 5 9 12 9 6 0 8-4 10-9 47-94 95-189 142-283zM53 31c76 0 153 0 230 0-39 77-77 154-115 231-39-77-77-154-115-231z">
                <text:p/>
              </draw:path>
              <draw:path draw:style-name="gr3" draw:text-style-name="P1" draw:layer="layout" svg:width="0.218cm" svg:height="0.266cm" svg:x="9.947cm" svg:y="2.612cm" svg:viewBox="0 0 219 267" svg:d="M32 237c-3 14-4 17-22 17-5 0-10 0-10 8 0 4 1 5 5 5 12 0 24-1 36-1 13 0 27 1 42 1 1 0 7 0 7-9 0-4-5-4-11-4-20 0-20-3-20-6 0-6 18-74 20-85 6 13 17 27 38 27 49 0 102-61 102-123 0-39-24-67-56-67-21 0-41 16-55 31-4-23-22-31-37-31-20 0-28 17-31 24-9 14-14 39-14 41 0 4 4 4 5 4 5 0 5-1 7-10 7-29 16-49 31-49 8 0 14 3 14 19 0 9-3 14-4 21-16 62-31 125-47 187zM107 55c2-12 13-24 21-30 14-13 26-15 34-15 16 0 27 15 27 39 0 25-14 73-21 89-15 30-35 43-51 43-27 0-33-35-33-37s0-2 1-8c7-27 14-54 22-81z">
                <text:p/>
              </draw:path>
              <draw:path draw:style-name="gr3" draw:text-style-name="P1" draw:layer="layout" svg:width="0.116cm" svg:height="0.132cm" svg:x="10.193cm" svg:y="2.731cm" svg:viewBox="0 0 117 133" svg:d="M105 19c-7 3-12 9-12 15 0 5 6 9 10 9s14-2 14-17c0-19-21-26-39-26-46 0-54 35-54 43 0 11 6 18 11 22 7 6 13 7 32 10 7 2 25 5 25 20 0 4-2 16-15 23-11 6-26 6-29 6-12 0-29-2-36-12 10-1 17-8 17-16 0-7-6-11-12-11-9 0-17 6-17 19 0 18 19 29 48 29 54 0 63-37 63-48 0-28-30-32-40-35-3-1-10-2-12-2-11-3-16-9-16-14 0-8 5-16 12-20s18-6 23-6c6 0 21 2 27 11z">
                <text:p/>
              </draw:path>
            </draw:g>
          </draw:g>
          <draw:g draw:style-name="gr1">
            <svg:title>TexMaths</svg:title>
            <svg:desc>12§latex§$\vec{\nabla}p_{s}$§svg§600§TRUE§</svg:desc>
            <draw:g draw:style-name="gr2">
              <draw:path draw:style-name="gr3" draw:text-style-name="P1" draw:layer="layout" svg:width="0.185cm" svg:height="0.082cm" svg:x="12.226cm" svg:y="1.393cm" svg:viewBox="0 0 186 83" svg:d="M148 50c-4 5-19 17-19 24 0 5 4 9 9 9 3 0 6-3 8-5 5-6 14-18 32-28 4-1 8-3 8-8s-3-7-6-8c-9-8-14-15-17-24-1-4-3-10-9-10s-8 6-8 8c0 3 4 16 10 26-47 0-95 0-142 0-7 0-14 0-14 8s7 8 14 8c45 0 90 0 134 0z">
                <text:p/>
              </draw:path>
              <draw:path draw:style-name="gr3" draw:text-style-name="P1" draw:layer="layout" svg:width="0.309cm" svg:height="0.301cm" svg:x="12.131cm" svg:y="1.511cm" svg:viewBox="0 0 310 302" svg:d="M308 10c1-2 2-4 2-6 0-3 0-4-10-4-96 0-193 0-290 0-10 0-10 1-10 4 0 2 1 4 2 6 47 94 95 189 142 283 2 5 5 9 12 9 6 0 8-4 10-9 47-94 95-189 142-283zM53 31c76 0 153 0 230 0-39 77-77 154-115 231-39-77-77-154-115-231z">
                <text:p/>
              </draw:path>
              <draw:path draw:style-name="gr3" draw:text-style-name="P1" draw:layer="layout" svg:width="0.218cm" svg:height="0.266cm" svg:x="12.448cm" svg:y="1.613cm" svg:viewBox="0 0 219 267" svg:d="M32 237c-3 14-4 17-22 17-5 0-10 0-10 8 0 4 1 5 5 5 12 0 24-1 36-1 13 0 27 1 42 1 1 0 7 0 7-9 0-4-5-4-11-4-20 0-20-3-20-6 0-6 18-74 20-85 6 13 17 27 38 27 49 0 102-61 102-123 0-39-24-67-56-67-21 0-41 16-55 31-4-23-22-31-37-31-20 0-28 17-31 24-9 14-14 39-14 41 0 4 4 4 5 4 5 0 5-1 7-10 7-29 16-49 31-49 8 0 14 3 14 19 0 9-3 14-4 21-16 62-31 125-47 187zM107 55c2-12 13-24 21-30 14-13 26-15 34-15 16 0 27 15 27 39 0 25-14 73-21 89-15 30-35 43-51 43-27 0-33-35-33-37s0-2 1-8c7-27 14-54 22-81z">
                <text:p/>
              </draw:path>
              <draw:path draw:style-name="gr3" draw:text-style-name="P1" draw:layer="layout" svg:width="0.116cm" svg:height="0.132cm" svg:x="12.694cm" svg:y="1.732cm" svg:viewBox="0 0 117 133" svg:d="M105 19c-7 3-12 9-12 15 0 5 6 9 10 9s14-2 14-17c0-19-21-26-39-26-46 0-54 35-54 43 0 11 6 18 11 22 7 6 13 7 32 10 7 2 25 5 25 20 0 4-2 16-15 23-11 6-26 6-29 6-12 0-29-2-36-12 10-1 17-8 17-16 0-7-6-11-12-11-9 0-17 6-17 19 0 18 19 29 48 29 54 0 63-37 63-48 0-28-30-32-40-35-3-1-10-2-12-2-11-3-16-9-16-14 0-8 5-16 12-20s18-6 23-6c6 0 21 2 27 11z">
                <text:p/>
              </draw:path>
            </draw:g>
          </draw:g>
          <draw:g draw:style-name="gr1">
            <svg:title>TexMaths</svg:title>
            <svg:desc>12§latex§$\vec{\nabla}p_{s}$§svg§600§TRUE§</svg:desc>
            <draw:g draw:style-name="gr2">
              <draw:path draw:style-name="gr3" draw:text-style-name="P1" draw:layer="layout" svg:width="0.185cm" svg:height="0.082cm" svg:x="13.927cm" svg:y="2.294cm" svg:viewBox="0 0 186 83" svg:d="M148 50c-4 5-19 17-19 24 0 5 4 9 9 9 3 0 6-3 8-5 5-6 14-18 32-28 4-1 8-3 8-8s-3-7-6-8c-9-8-14-15-17-24-1-4-3-10-9-10s-8 6-8 8c0 3 4 16 10 26-47 0-95 0-142 0-7 0-14 0-14 8s7 8 14 8c45 0 90 0 134 0z">
                <text:p/>
              </draw:path>
              <draw:path draw:style-name="gr3" draw:text-style-name="P1" draw:layer="layout" svg:width="0.309cm" svg:height="0.301cm" svg:x="13.832cm" svg:y="2.412cm" svg:viewBox="0 0 310 302" svg:d="M308 10c1-2 2-4 2-6 0-3 0-4-10-4-96 0-193 0-290 0-10 0-10 1-10 4 0 2 1 4 2 6 47 94 95 189 142 283 2 5 5 9 12 9 6 0 8-4 10-9 47-94 95-189 142-283zM53 31c76 0 153 0 230 0-39 77-77 154-115 231-39-77-77-154-115-231z">
                <text:p/>
              </draw:path>
              <draw:path draw:style-name="gr3" draw:text-style-name="P1" draw:layer="layout" svg:width="0.218cm" svg:height="0.266cm" svg:x="14.149cm" svg:y="2.514cm" svg:viewBox="0 0 219 267" svg:d="M32 237c-3 14-4 17-22 17-5 0-10 0-10 8 0 4 1 5 5 5 12 0 24-1 36-1 13 0 27 1 42 1 1 0 7 0 7-9 0-4-5-4-11-4-20 0-20-3-20-6 0-6 18-74 20-85 6 13 17 27 38 27 49 0 102-61 102-123 0-39-24-67-56-67-21 0-41 16-55 31-4-23-22-31-37-31-20 0-28 17-31 24-9 14-14 39-14 41 0 4 4 4 5 4 5 0 5-1 7-10 7-29 16-49 31-49 8 0 14 3 14 19 0 9-3 14-4 21-16 62-31 125-47 187zM107 55c2-12 13-24 21-30 14-13 26-15 34-15 16 0 27 15 27 39 0 25-14 73-21 89-15 30-35 43-51 43-27 0-33-35-33-37s0-2 1-8c7-27 14-54 22-81z">
                <text:p/>
              </draw:path>
              <draw:path draw:style-name="gr3" draw:text-style-name="P1" draw:layer="layout" svg:width="0.116cm" svg:height="0.132cm" svg:x="14.395cm" svg:y="2.633cm" svg:viewBox="0 0 117 133" svg:d="M105 19c-7 3-12 9-12 15 0 5 6 9 10 9s14-2 14-17c0-19-21-26-39-26-46 0-54 35-54 43 0 11 6 18 11 22 7 6 13 7 32 10 7 2 25 5 25 20 0 4-2 16-15 23-11 6-26 6-29 6-12 0-29-2-36-12 10-1 17-8 17-16 0-7-6-11-12-11-9 0-17 6-17 19 0 18 19 29 48 29 54 0 63-37 63-48 0-28-30-32-40-35-3-1-10-2-12-2-11-3-16-9-16-14 0-8 5-16 12-20s18-6 23-6c6 0 21 2 27 11z">
                <text:p/>
              </draw:path>
            </draw:g>
          </draw:g>
          <draw:g draw:style-name="gr1">
            <draw:custom-shape draw:style-name="gr6" draw:text-style-name="P4" draw:layer="layout" svg:width="1cm" svg:height="0.5cm" svg:x="10.069cm" svg:y="3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1">
              <svg:title>TexMaths</svg:title>
              <svg:desc>12§latex§$+$§svg§600§TRUE§</svg:desc>
              <draw:g draw:style-name="gr2">
                <draw:path draw:style-name="gr3" draw:text-style-name="P1" draw:layer="layout" svg:width="0.277cm" svg:height="0.277cm" svg:x="10.43cm" svg:y="3.393cm" svg:viewBox="0 0 278 278" svg:d="M148 147c39 0 77 0 116 0 6 0 14 0 14-7 0-8-8-9-14-9-39 0-77 0-116 0 0-39 0-78 0-117 0-6 0-14-8-14-9 0-9 8-9 14 0 39 0 78 0 117-39 0-78 0-117 0-6 0-14 1-14 9 0 7 8 7 14 7 39 0 78 0 117 0 0 39 0 78 0 117 0 6 0 14 9 14 8 0 8-8 8-14 0-39 0-78 0-117z">
                  <text:p/>
                </draw:path>
              </draw:g>
            </draw:g>
          </draw:g>
          <draw:g draw:style-name="gr1">
            <draw:custom-shape draw:style-name="gr6" draw:text-style-name="P4" draw:layer="layout" svg:width="1cm" svg:height="0.5cm" svg:x="11.55cm" svg:y="2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1">
              <svg:title>TexMaths</svg:title>
              <svg:desc>12§latex§$-$§svg§600§TRUE§</svg:desc>
              <draw:g draw:style-name="gr2">
                <draw:path draw:style-name="gr3" draw:text-style-name="P1" draw:layer="layout" svg:width="0.255cm" svg:height="0.013cm" svg:x="11.931cm" svg:y="2.293cm" svg:viewBox="0 0 256 14" svg:d="M246 14c5 0 10-1 10-6 0-7-7-8-14-8-76 0-152 0-228 0-7 0-14 1-14 8 0 5 5 6 10 6 79 0 157 0 236 0z">
                  <text:p/>
                </draw:path>
              </draw:g>
            </draw:g>
          </draw:g>
          <draw:g draw:style-name="gr1">
            <draw:custom-shape draw:style-name="gr6" draw:text-style-name="P4" draw:layer="layout" svg:width="1cm" svg:height="0.5cm" svg:x="12.969cm" svg:y="3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1">
              <svg:title>TexMaths</svg:title>
              <svg:desc>12§latex§$+$§svg§600§TRUE§</svg:desc>
              <draw:g draw:style-name="gr2">
                <draw:path draw:style-name="gr3" draw:text-style-name="P1" draw:layer="layout" svg:width="0.277cm" svg:height="0.277cm" svg:x="13.33cm" svg:y="3.394cm" svg:viewBox="0 0 278 278" svg:d="M148 147c39 0 77 0 116 0 6 0 14 0 14-7 0-8-8-9-14-9-39 0-77 0-116 0 0-39 0-78 0-117 0-6 0-14-8-14-9 0-9 8-9 14 0 39 0 78 0 117-39 0-78 0-117 0-6 0-14 1-14 9 0 7 8 7 14 7 39 0 78 0 117 0 0 39 0 78 0 117 0 6 0 14 9 14 8 0 8-8 8-14 0-39 0-78 0-117z">
                  <text:p/>
                </draw:path>
              </draw:g>
            </draw:g>
          </draw:g>
          <draw:g draw:style-name="gr1">
            <draw:custom-shape draw:style-name="gr6" draw:text-style-name="P4" draw:layer="layout" svg:width="1cm" svg:height="0.5cm" svg:x="11.55cm" svg:y="4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1">
              <svg:title>TexMaths</svg:title>
              <svg:desc>12§latex§$-$§svg§600§TRUE§</svg:desc>
              <draw:g draw:style-name="gr2">
                <draw:path draw:style-name="gr3" draw:text-style-name="P1" draw:layer="layout" svg:width="0.255cm" svg:height="0.013cm" svg:x="11.931cm" svg:y="4.794cm" svg:viewBox="0 0 256 14" svg:d="M246 14c5 0 10-1 10-6 0-7-7-8-14-8-76 0-152 0-228 0-7 0-14 1-14 8 0 5 5 6 10 6 79 0 157 0 236 0z">
                  <text:p/>
                </draw:path>
              </draw:g>
            </draw:g>
          </draw:g>
        </draw:g>
        <draw:g draw:style-name="gr1">
          <draw:path draw:style-name="gr7" draw:text-style-name="P2" draw:layer="layout" svg:width="2.356cm" svg:height="3.393cm" draw:transform="rotate (0.533372619409467) translate (1.50930054774684cm 2.65542587763517cm)" svg:viewBox="0 0 2357 3394" svg:d="M0 0c2136 0 2926 2165 1931 3394">
            <text:p/>
          </draw:path>
          <draw:line draw:style-name="gr4" draw:text-style-name="P2" draw:layer="layout" svg:x1="2.613cm" svg:y1="4.672cm" svg:x2="4.124cm" svg:y2="1.729cm">
            <text:p/>
          </draw:line>
          <draw:line draw:style-name="gr4" draw:text-style-name="P2" draw:layer="layout" svg:x1="3.124cm" svg:y1="1.4cm" svg:x2="3.048cm" svg:y2="2.224cm">
            <text:p/>
          </draw:line>
          <draw:line draw:style-name="gr4" draw:text-style-name="P2" draw:layer="layout" svg:x1="3.71cm" svg:y1="1.512cm" svg:x2="3.423cm" svg:y2="2.288cm">
            <text:p/>
          </draw:line>
          <draw:line draw:style-name="gr4" draw:text-style-name="P2" draw:layer="layout" svg:x1="4.475cm" svg:y1="1.85cm" svg:x2="4.058cm" svg:y2="2.565cm">
            <text:p/>
          </draw:line>
          <draw:line draw:style-name="gr4" draw:text-style-name="P2" draw:layer="layout" svg:x1="4.874cm" svg:y1="2.204cm" svg:x2="4.286cm" svg:y2="2.786cm">
            <text:p/>
          </draw:line>
          <draw:g draw:style-name="gr1">
            <svg:title>TexMaths</svg:title>
            <svg:desc>12§latex§$\vec{\nabla}p_{s}$§svg§600§TRUE§</svg:desc>
            <draw:g draw:style-name="gr2">
              <draw:path draw:style-name="gr3" draw:text-style-name="P1" draw:layer="layout" svg:width="0.185cm" svg:height="0.082cm" svg:x="3.326cm" svg:y="3.593cm" svg:viewBox="0 0 186 83" svg:d="M148 50c-4 5-19 17-19 24 0 5 4 9 9 9 3 0 6-3 8-5 5-6 14-18 32-28 4-1 8-3 8-8s-3-7-6-8c-9-8-14-15-17-24-1-4-3-10-9-10s-8 6-8 8c0 3 4 16 10 26-47 0-95 0-142 0-7 0-14 0-14 8s7 8 14 8c45 0 90 0 134 0z">
                <text:p/>
              </draw:path>
              <draw:path draw:style-name="gr3" draw:text-style-name="P1" draw:layer="layout" svg:width="0.309cm" svg:height="0.301cm" svg:x="3.231cm" svg:y="3.711cm" svg:viewBox="0 0 310 302" svg:d="M308 10c1-2 2-4 2-6 0-3 0-4-10-4-96 0-193 0-290 0-10 0-10 1-10 4 0 2 1 4 2 6 47 94 95 189 142 283 2 5 5 9 12 9 6 0 8-4 10-9 47-94 95-189 142-283zM53 31c76 0 153 0 230 0-39 77-77 154-115 231-39-77-77-154-115-231z">
                <text:p/>
              </draw:path>
              <draw:path draw:style-name="gr3" draw:text-style-name="P1" draw:layer="layout" svg:width="0.218cm" svg:height="0.266cm" svg:x="3.548cm" svg:y="3.813cm" svg:viewBox="0 0 219 267" svg:d="M32 237c-3 14-4 17-22 17-5 0-10 0-10 8 0 4 1 5 5 5 12 0 24-1 36-1 13 0 27 1 42 1 1 0 7 0 7-9 0-4-5-4-11-4-20 0-20-3-20-6 0-6 18-74 20-85 6 13 17 27 38 27 49 0 102-61 102-123 0-39-24-67-56-67-21 0-41 16-55 31-4-23-22-31-37-31-20 0-28 17-31 24-9 14-14 39-14 41 0 4 4 4 5 4 5 0 5-1 7-10 7-29 16-49 31-49 8 0 14 3 14 19 0 9-3 14-4 21-16 62-31 125-47 187zM107 55c2-12 13-24 21-30 14-13 26-15 34-15 16 0 27 15 27 39 0 25-14 73-21 89-15 30-35 43-51 43-27 0-33-35-33-37s0-2 1-8c7-27 14-54 22-81z">
                <text:p/>
              </draw:path>
              <draw:path draw:style-name="gr3" draw:text-style-name="P1" draw:layer="layout" svg:width="0.116cm" svg:height="0.132cm" svg:x="3.794cm" svg:y="3.932cm" svg:viewBox="0 0 117 133" svg:d="M105 19c-7 3-12 9-12 15 0 5 6 9 10 9s14-2 14-17c0-19-21-26-39-26-46 0-54 35-54 43 0 11 6 18 11 22 7 6 13 7 32 10 7 2 25 5 25 20 0 4-2 16-15 23-11 6-26 6-29 6-12 0-29-2-36-12 10-1 17-8 17-16 0-7-6-11-12-11-9 0-17 6-17 19 0 18 19 29 48 29 54 0 63-37 63-48 0-28-30-32-40-35-3-1-10-2-12-2-11-3-16-9-16-14 0-8 5-16 12-20s18-6 23-6c6 0 21 2 27 11z">
                <text:p/>
              </draw:path>
            </draw:g>
          </draw:g>
          <draw:g draw:style-name="gr1">
            <svg:title>TexMaths</svg:title>
            <svg:desc>12§latex§$\vec{v}$§svg§600§TRUE§</svg:desc>
            <draw:g draw:style-name="gr2">
              <draw:path draw:style-name="gr3" draw:text-style-name="P1" draw:layer="layout" svg:width="0.184cm" svg:height="0.082cm" svg:x="1.177cm" svg:y="2.491cm" svg:viewBox="0 0 185 83" svg:d="M148 50c-6 5-19 17-19 24 0 5 4 9 8 9s6-3 8-5c6-6 15-18 33-28 4-1 7-3 7-8s-2-7-6-8c-9-8-13-15-16-24-2-4-3-10-9-10s-8 6-8 8c0 3 3 16 9 26-47 0-94 0-141 0-7 0-14 0-14 8s7 8 14 8c45 0 90 0 134 0z">
                <text:p/>
              </draw:path>
              <draw:path draw:style-name="gr3" draw:text-style-name="P1" draw:layer="layout" svg:width="0.183cm" svg:height="0.189cm" svg:x="1.129cm" svg:y="2.605cm" svg:viewBox="0 0 184 190" svg:d="M184 30c0-23-11-30-19-30-11 0-20 11-20 20 0 6 2 9 7 14 8 8 14 19 14 33 0 18-26 114-75 114-22 0-31-15-31-36 0-24 12-54 25-89 2-7 5-13 5-21 0-19-14-35-35-35-39 0-55 61-55 65s4 4 5 4c5 0 5-1 7-8 12-42 30-51 42-51 3 0 11 0 11 13 0 11-5 21-8 30-18 48-24 67-24 86 0 44 37 51 57 51 70 0 94-139 94-160z">
                <text:p/>
              </draw:path>
            </draw:g>
          </draw:g>
          <draw:g draw:style-name="gr1">
            <svg:title>TexMaths</svg:title>
            <svg:desc>12§latex§$\vec{F}_{z}$§svg§600§TRUE§</svg:desc>
            <draw:g draw:style-name="gr2">
              <draw:path draw:style-name="gr3" draw:text-style-name="P1" draw:layer="layout" svg:width="0.185cm" svg:height="0.083cm" svg:x="2.654cm" svg:y="1.392cm" svg:viewBox="0 0 186 84" svg:d="M150 50c-6 5-21 17-21 25 0 4 5 9 9 9 3 0 6-4 8-6 5-6 14-18 32-28 4-1 8-3 8-8s-3-6-6-8c-9-6-14-15-17-24-1-4-3-10-9-10s-8 6-8 10c0 1 4 15 11 24-48 0-95 0-143 0-6 0-14 0-14 8s8 8 14 8c45 0 91 0 136 0z">
                <text:p/>
              </draw:path>
              <draw:path draw:style-name="gr3" draw:text-style-name="P1" draw:layer="layout" svg:width="0.297cm" svg:height="0.284cm" svg:x="2.532cm" svg:y="1.513cm" svg:viewBox="0 0 298 285" svg:d="M111 149c14 0 27 0 41 0 31 0 35 7 35 19 0 2 0 7-3 20-1 3-1 4-1 5 0 3 3 5 5 5 4 0 4-2 6-9 8-30 15-60 23-91 1-5 1-6 1-7s-1-5-5-5-5 3-6 9c-9 33-19 40-54 40-13 0-25 0-38 0 9-35 18-71 26-106 4-15 5-17 23-17s37 0 55 0c52 0 61 14 61 47 0 9 0 10-1 22 0 5 0 6 0 8s1 4 5 4c5 0 5-2 6-9 3-24 5-49 8-73 1-11-1-11-12-11-68 0-136 0-205 0-8 0-13 0-13 8 0 4 4 4 12 4 16 0 28 0 28 8 0 2 0 3-3 10-18 74-36 149-55 223-5 15-5 19-38 19-7 0-12 0-12 8 0 5 5 5 6 5 13 0 44-1 56-1 13 0 48 1 63 1 3 0 8 0 8-8 0-4-2-4-2-5-2 0-3 0-12 0s-11 0-22-1c-12-1-13-3-13-9 0-3 0-3 1-9 9-35 18-70 26-104z">
                <text:p/>
              </draw:path>
              <draw:path draw:style-name="gr3" draw:text-style-name="P1" draw:layer="layout" svg:width="0.134cm" svg:height="0.132cm" svg:x="2.804cm" svg:y="1.731cm" svg:viewBox="0 0 135 133" svg:d="M31 104c9-8 13-13 38-33 6-5 28-23 38-31 18-17 28-33 28-36 0-4-3-4-4-4-4 0-4 1-6 4-9 13-15 18-22 18-4 0-8-2-17-10-9-10-17-12-23-12-23 0-39 26-39 35 0 2 2 3 5 3s3-1 5-4c4-10 21-11 26-11 6 0 14 2 18 3 15 4 18 4 25 4-7 7-12 13-41 35-22 18-30 26-36 31-18 18-26 31-26 33 0 4 4 4 5 4 3 0 3-1 5-4 8-10 18-18 27-18 4 0 8 2 16 9 9 8 15 13 25 13 31 0 50-36 50-46 0-3-3-3-5-3-3 0-3 1-4 5-6 14-24 21-39 21-6 0-13-2-20-3-15-3-17-3-22-3-1 0-4 0-7 0z">
                <text:p/>
              </draw:path>
            </draw:g>
          </draw:g>
        </draw:g>
        <draw:frame draw:style-name="gr8" draw:text-style-name="P6" draw:layer="layout" svg:width="1.25cm" svg:height="0.725cm" svg:x="0.75cm" svg:y="5.85cm">
          <draw:text-box>
            <text:p text:style-name="P5"><text:span text:style-name="T1">(a)</text:span></text:p>
          </draw:text-box>
        </draw:frame>
        <draw:frame draw:style-name="gr8" draw:text-style-name="P6" draw:layer="layout" svg:width="1.25cm" svg:height="0.725cm" svg:x="7.55cm" svg:y="5.851cm">
          <draw:text-box>
            <text:p text:style-name="P5"><text:span text:style-name="T1">(</text:span><text:span text:style-name="T1">b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30T12:30:01.067830505</dc:date>
    <meta:editing-duration>P2DT18H44M47S</meta:editing-duration>
    <meta:editing-cycles>119</meta:editing-cycles>
    <meta:generator>LibreOffice/24.2.5.2$Linux_X86_64 LibreOffice_project/420$Build-2</meta:generator>
    <meta:print-date>2024-09-30T12:30:07.232524032</meta:print-date>
    <meta:printed-by>PDF-Dateien</meta:printed-by>
    <meta:document-statistic meta:object-count="72"/>
  </office:meta>
</office:document-meta>
</file>